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Query_20_res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Query result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Réservations</text:p>
          </table:table-cell>
          <table:table-cell office:value-type="string">
            <text:p>Pays</text:p>
          </table:table-cell>
          <table:table-cell table:number-columns-repeated="1022"/>
        </table:table-row>
        <table:table-row table:style-name="ro1">
          <table:table-cell office:value-type="float" office:value="34850">
            <text:p>34850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United States of America</text:p>
          </table:table-cell>
          <table:table-cell table:number-columns-repeated="102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eunion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rab Emirates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ussia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uth Kore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ernsey (UK)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naire, Sint Eustatius and Sab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iwan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donesia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1/08/2022</text:date>, <text:time>15:4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ry_20_result" style:display-name="PageStyle_Query resul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2" meta:object-count="0"/>
    <meta:generator>OpenOffice/4.1.7$Win32 OpenOffice.org_project/417m1$Build-9800</meta:generator>
  </office:meta>
</office:document-meta>
</file>